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officeooo:paragraph-rsid="00004f7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004f7b" officeooo:paragraph-rsid="00004f7b"/>
    </style:style>
    <style:style style:name="P5" style:family="paragraph" style:parent-style-name="Standard">
      <style:text-properties officeooo:rsid="00004f7b" officeooo:paragraph-rsid="0000a3b4"/>
    </style:style>
    <style:style style:name="P6" style:family="paragraph" style:parent-style-name="Standard">
      <style:text-properties officeooo:rsid="0000a3b4" officeooo:paragraph-rsid="0000a3b4"/>
    </style:style>
    <style:style style:name="P7" style:family="paragraph" style:parent-style-name="Standard">
      <style:text-properties fo:font-weight="bold" officeooo:paragraph-rsid="000e1c26" style:font-weight-asian="bold" style:font-weight-complex="bold"/>
    </style:style>
    <style:style style:name="P8" style:family="paragraph" style:parent-style-name="Standard">
      <style:text-properties officeooo:paragraph-rsid="0000a3b4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09c244" fo:background-color="#1f1f1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0cf685" fo:background-color="#1f1f1f"/>
    </style:style>
    <style:style style:name="P12" style:family="paragraph" style:parent-style-name="Standard">
      <style:text-properties officeooo:paragraph-rsid="0004f8aa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0901bf" fo:background-color="#1f1f1f"/>
    </style:style>
    <style:style style:name="P14" style:family="paragraph" style:parent-style-name="Standard">
      <style:text-properties officeooo:paragraph-rsid="000e1c26"/>
    </style:style>
    <style:style style:name="P15" style:family="paragraph" style:parent-style-name="Standard">
      <style:text-properties officeooo:rsid="0007f579" officeooo:paragraph-rsid="0007f579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200040" fo:background-color="#1f1f1f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officeooo:rsid="00004f7b"/>
    </style:style>
    <style:style style:name="T2" style:family="text">
      <style:text-properties officeooo:rsid="0000a3b4"/>
    </style:style>
    <style:style style:name="T3" style:family="text">
      <style:text-properties officeooo:rsid="000afbd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c244"/>
    </style:style>
    <style:style style:name="T6" style:family="text">
      <style:text-properties officeooo:rsid="000901bf"/>
    </style:style>
    <style:style style:name="T7" style:family="text">
      <style:text-properties officeooo:rsid="0004f8aa"/>
    </style:style>
    <style:style style:name="T8" style:family="text">
      <style:text-properties officeooo:rsid="0003fb9c"/>
    </style:style>
    <style:style style:name="T9" style:family="text">
      <style:text-properties officeooo:rsid="00023634"/>
    </style:style>
    <style:style style:name="T10" style:family="text">
      <style:text-properties officeooo:rsid="000cf685"/>
    </style:style>
    <style:style style:name="T11" style:family="text">
      <style:text-properties officeooo:rsid="0006346c"/>
    </style:style>
    <style:style style:name="T12" style:family="text">
      <style:text-properties officeooo:rsid="0007f5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Architecture HW #5</text:p>
      <text:p text:style-name="P1">Address calculation and instruction count</text:p>
      <text:p text:style-name="Standard"/>
      <text:p text:style-name="P2">Name: Xu Haoran</text:p>
      <text:p text:style-name="P2">Student ID: 72344187</text:p>
      <text:p text:style-name="Standard"/>
      <text:p text:style-name="P3">1. Show the matrix base address (of A, B and C) in hexadecimal.</text:p>
      <text:p text:style-name="Standard">Address of A: 0x563844694040</text:p>
      <text:p text:style-name="Standard">Address of B: 0x5638446a78c0</text:p>
      <text:p text:style-name="Standard">Address of C: 0x5638446bb140</text:p>
      <text:p text:style-name="Standard"/>
      <text:p text:style-name="Standard"/>
      <text:p text:style-name="P3">2. Report the size of a double floating point number.</text:p>
      <text:p text:style-name="Standard">Size of a double floating point number: 8 bytes</text:p>
      <text:p text:style-name="Standard"/>
      <text:p text:style-name="Standard"/>
      <text:p text:style-name="P3">3. Report the size of the matrix, in bytes.</text:p>
      <text:p text:style-name="Standard">Matrix size: 100 x 100</text:p>
      <text:p text:style-name="Standard">Total memory used: 80,000 Bytes</text:p>
      <text:p text:style-name="P2">Matrix size: 100<text:span text:style-name="T1">0</text:span> x 100<text:span text:style-name="T1">0</text:span></text:p>
      <text:p text:style-name="P2">Total memory used: 8,000,0<text:span text:style-name="T1">00</text:span> Bytes</text:p>
      <text:p text:style-name="P2">Matrix size: 100<text:span text:style-name="T1">00</text:span> x 100<text:span text:style-name="T1">00</text:span></text:p>
      <text:p text:style-name="P2">Total memory used: 800,00<text:span text:style-name="T1">0,000</text:span> Bytes</text:p>
      <text:p text:style-name="Standard"/>
      <text:p text:style-name="Standard"/>
      <text:p text:style-name="P3">4. For each of A, B and C, report the address of:</text:p>
      <text:p text:style-name="Standard">array[0][0]</text:p>
      <text:p text:style-name="Standard">array[0][1]</text:p>
      <text:p text:style-name="Standard">array[0][size-1]</text:p>
      <text:p text:style-name="Standard">array[1][0]</text:p>
      <text:p text:style-name="Standard">array[size-1][0]</text:p>
      <text:p text:style-name="Standard">array[size-1][1]</text:p>
      <text:p text:style-name="Standard">array[size-1][size-1]</text:p>
      <text:p text:style-name="P4"/>
      <text:p text:style-name="P4">--------SIZE = 100--------</text:p>
      <text:p text:style-name="Standard">A[0][0] = 0x563844694040</text:p>
      <text:p text:style-name="Standard">A[0][1] = 0x563844694048</text:p>
      <text:p text:style-name="Standard">A[0][SIZE-1] = 0x563844694358</text:p>
      <text:p text:style-name="Standard">A[1][0] = 0x563844694360</text:p>
      <text:p text:style-name="Standard">A[SIZE-1][0] = 0x5638446a75a0</text:p>
      <text:p text:style-name="Standard">A[SIZE-1][1] = 0x5638446a75a8</text:p>
      <text:p text:style-name="Standard">A[SIZE-1][SIZE-1] = 0x5638446a78b8</text:p>
      <text:p text:style-name="Standard"/>
      <text:p text:style-name="Standard">B[0][0] = 0x5638446a78c0</text:p>
      <text:p text:style-name="Standard">B[0][1] = 0x5638446a78c8</text:p>
      <text:p text:style-name="Standard">B[0][SIZE-1] = 0x5638446a7bd8</text:p>
      <text:p text:style-name="Standard">B[1][0] = 0x5638446a7be0</text:p>
      <text:p text:style-name="Standard">B[SIZE-1][0] = 0x5638446bae20</text:p>
      <text:p text:style-name="Standard">B[SIZE-1][1] = 0x5638446bae28</text:p>
      <text:p text:style-name="Standard">B[SIZE-1][SIZE-1] = 0x5638446bb138</text:p>
      <text:p text:style-name="Standard"/>
      <text:p text:style-name="Standard">C[0][0] = 0x5638446bb140</text:p>
      <text:p text:style-name="Standard"><text:soft-page-break/>C[0][1] = 0x5638446bb148</text:p>
      <text:p text:style-name="Standard">C[0][SIZE-1] = 0x5638446bb458</text:p>
      <text:p text:style-name="Standard">C[1][0] = 0x5638446bb460</text:p>
      <text:p text:style-name="Standard">C[SIZE-1][0] = 0x5638446ce6a0</text:p>
      <text:p text:style-name="Standard">C[SIZE-1][1] = 0x5638446ce6a8</text:p>
      <text:p text:style-name="Standard">C[SIZE-1][SIZE-1] = 0x5638446ce9b8</text:p>
      <text:p text:style-name="Standard"/>
      <text:p text:style-name="P5">--------SIZE = 100<text:span text:style-name="T2">0</text:span>--------</text:p>
      <text:p text:style-name="P4">A[0][0] = 0x55b5939fe040</text:p>
      <text:p text:style-name="P4">A[0][1] = 0x55b5939fe048</text:p>
      <text:p text:style-name="P4">A[0][SIZE-1] = 0x55b5939fff78</text:p>
      <text:p text:style-name="P4">A[1][0] = 0x55b5939fff80</text:p>
      <text:p text:style-name="P4">A[SIZE-1][0] = 0x55b59419d300</text:p>
      <text:p text:style-name="P4">A[SIZE-1][1] = 0x55b59419d308</text:p>
      <text:p text:style-name="P4">A[SIZE-1][SIZE-1] = 0x55b59419f238</text:p>
      <text:p text:style-name="P4"/>
      <text:p text:style-name="P4">B[0][0] = 0x55b59419f240</text:p>
      <text:p text:style-name="P4">B[0][1] = 0x55b59419f248</text:p>
      <text:p text:style-name="P4">B[0][SIZE-1] = 0x55b5941a1178</text:p>
      <text:p text:style-name="P4">B[1][0] = 0x55b5941a1180</text:p>
      <text:p text:style-name="P4">B[SIZE-1][0] = 0x55b59493e500</text:p>
      <text:p text:style-name="P4">B[SIZE-1][1] = 0x55b59493e508</text:p>
      <text:p text:style-name="P4">B[SIZE-1][SIZE-1] = 0x55b594940438</text:p>
      <text:p text:style-name="P4"/>
      <text:p text:style-name="P4">C[0][0] = 0x55b594940440</text:p>
      <text:p text:style-name="P4">C[0][1] = 0x55b594940448</text:p>
      <text:p text:style-name="P4">C[0][SIZE-1] = 0x55b594942378</text:p>
      <text:p text:style-name="P4">C[1][0] = 0x55b594942380</text:p>
      <text:p text:style-name="P4">C[SIZE-1][0] = 0x55b5950df700</text:p>
      <text:p text:style-name="P4">C[SIZE-1][1] = 0x55b5950df708</text:p>
      <text:p text:style-name="P4">C[SIZE-1][SIZE-1] = 0x55b5950e1638</text:p>
      <text:p text:style-name="P4"/>
      <text:p text:style-name="P5">--------SIZE = 100<text:span text:style-name="T2">00</text:span>--------</text:p>
      <text:p text:style-name="P6">A[0][0] = 0x55a435d45040</text:p>
      <text:p text:style-name="P6">A[0][1] = 0x55a435d45048</text:p>
      <text:p text:style-name="P6">A[0][SIZE-1] = 0x55a435d588b8</text:p>
      <text:p text:style-name="P6">A[1][0] = 0x55a435d588c0</text:p>
      <text:p text:style-name="P6">A[SIZE-1][0] = 0x55a465821fc0</text:p>
      <text:p text:style-name="P6">A[SIZE-1][1] = 0x55a465821fc8</text:p>
      <text:p text:style-name="P6">A[SIZE-1][SIZE-1] = 0x55a465835838</text:p>
      <text:p text:style-name="P6"/>
      <text:p text:style-name="P6">B[0][0] = 0x55a465835840</text:p>
      <text:p text:style-name="P6">B[0][1] = 0x55a465835848</text:p>
      <text:p text:style-name="P6">B[0][SIZE-1] = 0x55a4658490b8</text:p>
      <text:p text:style-name="P6">B[1][0] = 0x55a4658490c0</text:p>
      <text:p text:style-name="P6">B[SIZE-1][0] = 0x55a4953127c0</text:p>
      <text:p text:style-name="P6">B[SIZE-1][1] = 0x55a4953127c8</text:p>
      <text:p text:style-name="P6">B[SIZE-1][SIZE-1] = 0x55a495326038</text:p>
      <text:p text:style-name="P6"/>
      <text:p text:style-name="P6">C[0][0] = 0x55a495326040</text:p>
      <text:p text:style-name="P6">C[0][1] = 0x55a495326048</text:p>
      <text:p text:style-name="P6">C[0][SIZE-1] = 0x55a4953398b8</text:p>
      <text:p text:style-name="P6"><text:soft-page-break/>C[1][0] = 0x55a4953398c0</text:p>
      <text:p text:style-name="P6">C[SIZE-1][0] = 0x55a4c4e02fc0</text:p>
      <text:p text:style-name="P6">C[SIZE-1][1] = 0x55a4c4e02fc8</text:p>
      <text:p text:style-name="P6">C[SIZE-1][SIZE-1] = 0x55a4c4e16838</text:p>
      <text:p text:style-name="P4"/>
      <text:p text:style-name="P4"/>
      <text:p text:style-name="P3">5. Give a formula for calculating the address of element i,j of the matrix.</text:p>
      <text:p text:style-name="Standard">&amp;array[i][j] = base_address + ((i * SIZE) + j) * sizeof(double)</text:p>
      <text:p text:style-name="Standard"/>
      <text:p text:style-name="Standard"/>
      <text:p text:style-name="P3">6. Is this row major or column major form of storing a matrix?</text:p>
      <text:p text:style-name="Standard"><text:span text:style-name="T2">This is </text:span>row-major. <text:span text:style-name="T3">T</text:span>he elements of matrix are stored in memory row by row. </text:p>
      <text:p text:style-name="Standard"/>
      <text:p text:style-name="Standard"/>
      <text:p text:style-name="P7">7. Compile your C program to assembly ("-S" option on compile).</text:p>
      <text:p text:style-name="Standard">gcc -S matrix-multiplication.c -o matrix-mul.s</text:p>
      <text:p text:style-name="Standard"/>
      <text:p text:style-name="Standard"/>
      <text:p text:style-name="Standard"><text:span text:style-name="T4">8. Edit the assembly program, adding comments. Ignore everything except the matrix multiply portion:</text:span></text:p>
      <text:p text:style-name="P7">a. Identify the loop controls. How many nested loops are there?</text:p>
      <text:p text:style-name="P8">There are 3 nested loops.</text:p>
      <text:p text:style-name="Standard">loop control <text:span text:style-name="T2">instructions</text:span>:</text:p>
      <text:p text:style-name="Standard"/>
      <text:p text:style-name="P9">; loop control<text:tab/><text:tab/><text:tab/><text:tab/><text:tab/><text:tab/><text:tab/><text:tab/><text:tab/><text:tab/><text:tab/><text:tab/><text:tab/><text:tab/><text:tab/><text:tab/><text:tab/><text:tab/><text:tab/><text:tab/></text:p>
      <text:p text:style-name="P9"><text:s text:c="4"/>; int i = 0<text:tab/><text:tab/><text:tab/><text:tab/><text:tab/><text:tab/><text:tab/><text:tab/><text:tab/><text:tab/><text:tab/><text:tab/><text:tab/><text:tab/><text:tab/><text:tab/><text:tab/><text:tab/><text:tab/></text:p>
      <text:p text:style-name="P9"><text:s text:c="4"/>movl <text:s text:c="3"/>$0, -12(%rbp) <text:s text:c="14"/>; i = 0<text:tab/><text:tab/><text:tab/><text:tab/><text:tab/><text:tab/><text:tab/><text:tab/><text:tab/><text:tab/><text:tab/></text:p>
      <text:p text:style-name="P9"><text:s text:c="4"/>jmp <text:s text:c="4"/>.L7 <text:s text:c="24"/>; jump to outer loop <text:tab/><text:tab/><text:tab/><text:tab/><text:tab/><text:tab/><text:tab/></text:p>
      <text:p text:style-name="P9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.L12: ; loop of <text:span text:style-name="T5">i</text:span><text:tab/><text:tab/><text:tab/><text:tab/><text:tab/><text:tab/><text:tab/><text:tab/><text:tab/><text:tab/><text:tab/><text:tab/><text:tab/><text:tab/><text:tab/><text:tab/><text:tab/><text:tab/><text:tab/></text:p>
      <text:p text:style-name="P9"><text:s text:c="4"/>; int j = 0<text:tab/><text:tab/><text:tab/><text:tab/><text:tab/><text:tab/><text:tab/><text:tab/><text:tab/><text:tab/><text:tab/><text:tab/><text:tab/><text:tab/><text:tab/><text:tab/><text:tab/><text:tab/><text:tab/></text:p>
      <text:p text:style-name="P9"><text:s text:c="4"/>movl <text:s text:c="3"/>$0, -8(%rbp) <text:s text:c="15"/>; j = 0<text:tab/><text:tab/><text:tab/><text:tab/><text:tab/><text:tab/><text:tab/><text:tab/><text:tab/><text:tab/><text:tab/></text:p>
      <text:p text:style-name="P9"><text:s text:c="4"/>jmp <text:s text:c="4"/>.L8 <text:s text:c="24"/>; jump to middle loop <text:tab/><text:tab/><text:tab/><text:tab/><text:tab/><text:tab/></text:p>
      <text:p text:style-name="P10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.L11: ; loop of j<text:tab/><text:tab/><text:tab/><text:tab/><text:tab/><text:tab/><text:tab/><text:tab/><text:tab/><text:tab/><text:tab/><text:tab/><text:tab/><text:tab/><text:tab/><text:tab/><text:tab/><text:tab/><text:tab/></text:p>
      <text:p text:style-name="P9"><text:s text:c="4"/>; int k = 0<text:tab/><text:tab/><text:tab/><text:tab/><text:tab/><text:tab/><text:tab/><text:tab/><text:tab/><text:tab/><text:tab/><text:tab/><text:tab/><text:tab/><text:tab/><text:tab/><text:tab/><text:tab/><text:tab/></text:p>
      <text:p text:style-name="P9"><text:s text:c="4"/>movl <text:s text:c="3"/>$0, -4(%rbp) <text:s text:c="15"/>; k = 0<text:tab/><text:tab/><text:tab/><text:tab/><text:tab/><text:tab/><text:tab/><text:tab/><text:tab/><text:tab/><text:tab/></text:p>
      <text:p text:style-name="P9"><text:s text:c="4"/>jmp <text:s text:c="4"/>.L9 <text:s text:c="24"/>; jump to inner loop<text:tab/><text:tab/><text:tab/><text:tab/><text:tab/><text:tab/><text:tab/></text:p>
      <text:p text:style-name="P10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.L10: ; loop of k<text:tab/><text:tab/><text:tab/><text:tab/><text:tab/><text:tab/><text:tab/><text:tab/><text:tab/><text:tab/><text:tab/><text:tab/><text:tab/><text:tab/><text:tab/><text:tab/><text:tab/><text:tab/><text:tab/></text:p>
      <text:p text:style-name="P9"><text:s text:c="4"/>; load 3 matrices to xmm registers<text:tab/><text:tab/><text:tab/><text:tab/><text:tab/><text:tab/><text:tab/><text:tab/><text:tab/><text:tab/><text:tab/><text:tab/><text:tab/></text:p>
      <text:p text:style-name="P9"><text:s text:c="4"/>... <text:tab/><text:tab/><text:tab/><text:tab/><text:tab/><text:tab/><text:tab/><text:tab/><text:tab/><text:tab/><text:tab/><text:tab/><text:tab/><text:tab/><text:tab/><text:tab/><text:tab/><text:tab/><text:tab/><text:tab/><text:tab/></text:p>
      <text:p text:style-name="P10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; loop condition check<text:tab/><text:tab/><text:tab/><text:tab/><text:tab/><text:tab/><text:tab/><text:tab/><text:tab/><text:tab/><text:tab/><text:tab/><text:tab/><text:tab/><text:tab/><text:tab/><text:tab/></text:p>
      <text:p text:style-name="P9">.L9: ;inner loop <text:tab/><text:tab/><text:tab/><text:tab/><text:tab/><text:tab/><text:tab/><text:tab/><text:tab/><text:tab/><text:tab/><text:tab/><text:tab/><text:tab/><text:tab/><text:tab/><text:tab/><text:tab/><text:tab/></text:p>
      <text:p text:style-name="P9"><text:s text:c="4"/>cmpl <text:s text:c="3"/>$99, -4(%rbp) <text:s text:c="14"/>; if (k &lt;= 99)<text:tab/><text:tab/><text:tab/><text:tab/><text:tab/><text:tab/><text:tab/><text:tab/><text:tab/></text:p>
      <text:p text:style-name="P9"><text:s text:c="4"/>jle <text:s text:c="4"/>.L10 <text:s text:c="23"/>; <text:s text:c="3"/>repeat inner loop (L10)<text:tab/><text:tab/><text:tab/><text:tab/><text:tab/></text:p>
      <text:p text:style-name="P10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s text:c="4"/>; j++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s text:c="4"/>addl <text:s text:c="3"/>$1, -8(%rbp)<text:tab/><text:tab/><text:tab/><text:tab/><text:tab/><text:tab/><text:tab/><text:tab/><text:tab/><text:tab/><text:tab/><text:tab/><text:tab/><text:tab/><text:tab/><text:tab/><text:tab/></text:p>
      <text:p text:style-name="P9">.L8: ;middle loop<text:tab/><text:tab/><text:tab/><text:tab/><text:tab/><text:tab/><text:tab/><text:tab/><text:tab/><text:tab/><text:tab/><text:tab/><text:tab/><text:tab/><text:tab/><text:tab/><text:tab/><text:tab/><text:tab/></text:p>
      <text:p text:style-name="P9"><text:soft-page-break/><text:s text:c="4"/>cmpl <text:s text:c="3"/>$99, -8(%rbp) <text:s text:c="14"/>; if (j &lt;= 99)<text:tab/><text:tab/><text:tab/><text:tab/><text:tab/><text:tab/><text:tab/><text:tab/><text:tab/></text:p>
      <text:p text:style-name="P9"><text:s text:c="4"/>jle <text:s text:c="4"/>.L11 <text:s text:c="23"/>; <text:s text:c="3"/>repeat middle loop<text:tab/><text:tab/><text:tab/><text:tab/><text:tab/><text:tab/></text:p>
      <text:p text:style-name="P10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s text:c="4"/>; i++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s text:c="4"/>addl <text:s text:c="3"/>$1, -12(%rbp)<text:tab/><text:tab/><text:tab/><text:tab/><text:tab/><text:tab/><text:tab/><text:tab/><text:tab/><text:tab/><text:tab/><text:tab/><text:tab/><text:tab/><text:tab/><text:tab/><text:tab/></text:p>
      <text:p text:style-name="P9">.L7: ;outer loop<text:tab/><text:tab/><text:tab/><text:tab/><text:tab/><text:tab/><text:tab/><text:tab/><text:tab/><text:tab/><text:tab/><text:tab/><text:tab/><text:tab/><text:tab/><text:tab/><text:tab/><text:tab/><text:tab/></text:p>
      <text:p text:style-name="P9"><text:s text:c="4"/>cmpl <text:s text:c="3"/>$99, -12(%rbp) <text:s text:c="13"/>; if (i &lt;= 99)<text:tab/><text:tab/><text:tab/><text:tab/><text:tab/><text:tab/><text:tab/><text:tab/><text:tab/></text:p>
      <text:p text:style-name="P9"><text:s text:c="4"/>jle <text:s text:c="4"/>.L12 <text:s text:c="23"/>; <text:s text:c="3"/>repeat outer loop<text:tab/><text:tab/><text:tab/><text:tab/><text:tab/><text:tab/></text:p>
      <text:p text:style-name="P9"/>
      <text:p text:style-name="P9"/>
      <text:p text:style-name="P7">b. Identify the instructions that calculate the element addresses for A, B, and C matrix elements.</text:p>
      <text:p text:style-name="P7"><text:span text:style-name="T4"/></text:p>
      <text:p text:style-name="P9">.L10: ; loop of k<text:tab/><text:tab/><text:tab/><text:tab/><text:tab/><text:tab/><text:tab/><text:tab/><text:tab/><text:tab/><text:tab/><text:tab/><text:tab/><text:tab/><text:tab/><text:tab/><text:tab/><text:tab/><text:tab/></text:p>
      <text:p text:style-name="P9"><text:s text:c="4"/>; load 3 matrices to xmm registers<text:tab/><text:tab/><text:tab/><text:tab/><text:tab/><text:tab/><text:tab/><text:tab/><text:tab/><text:tab/><text:tab/><text:tab/><text:tab/></text:p>
      <text:p text:style-name="P9"><text:s text:c="4"/>; ----------- load C[i][j] to xmm1 -----------<text:tab/><text:tab/><text:tab/><text:tab/><text:tab/><text:tab/><text:tab/><text:tab/><text:tab/><text:tab/></text:p>
      <text:p text:style-name="P9"><text:s text:c="4"/>; xmm register: 128-bit for floating point operations<text:tab/><text:tab/><text:tab/><text:tab/><text:tab/><text:tab/><text:tab/><text:tab/></text:p>
      <text:p text:style-name="P9"><text:s text:c="4"/>; purpose: load C[i][j] to xmm1 for addition (address calculation: addr = &amp;C + ((i * SIZE) + j) * 8)<text:tab/><text:tab/><text:tab/><text:tab/><text:tab/><text:tab/><text:tab/><text:tab/><text:tab/><text:tab/><text:tab/><text:tab/><text:tab/><text:tab/><text:tab/><text:tab/><text:tab/><text:tab/></text:p>
      <text:p text:style-name="P9"><text:s text:c="4"/>; we use SIZE = 100 as the example<text:tab/><text:tab/><text:tab/><text:tab/><text:tab/><text:tab/><text:tab/><text:tab/><text:tab/><text:tab/><text:tab/><text:tab/><text:tab/></text:p>
      <text:p text:style-name="P10"><text:s text:c="4"/>movl <text:s text:c="3"/>-8(%rbp), %eax <text:s text:c="13"/>; eax = j<text:tab/><text:tab/><text:tab/><text:tab/><text:tab/><text:tab/><text:tab/><text:tab/><text:tab/><text:tab/></text:p>
      <text:p text:style-name="P10"><text:s text:c="4"/>movslq <text:s/>%eax, %rcx <text:s text:c="17"/>; rcx = (long)j<text:tab/><text:tab/><text:tab/><text:tab/><text:tab/><text:tab/><text:tab/><text:tab/></text:p>
      <text:p text:style-name="P10"><text:s text:c="4"/>movl <text:s text:c="3"/>-12(%rbp), %eax <text:s text:c="12"/>; eax = <text:span text:style-name="T6">i</text:span><text:tab/><text:tab/><text:tab/><text:tab/><text:tab/><text:tab/><text:tab/><text:tab/><text:tab/><text:tab/></text:p>
      <text:p text:style-name="P10"><text:s text:c="4"/>movslq <text:s/>%eax, %rdx <text:s text:c="17"/>; rdx = (long)i<text:tab/><text:tab/><text:tab/><text:tab/><text:tab/><text:tab/><text:tab/><text:tab/></text:p>
      <text:p text:style-name="P10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><text:s text:c="4"/>movq <text:s text:c="3"/>%rdx, %rax <text:s text:c="17"/>; rax = <text:span text:style-name="T6">i</text:span><text:tab/><text:tab/><text:tab/><text:tab/><text:tab/><text:tab/><text:tab/><text:tab/><text:tab/><text:tab/></text:p>
      <text:p text:style-name="P10"><text:s text:c="4"/>salq <text:s text:c="3"/>$2, %rax <text:s text:c="19"/><text:tab/><text:tab/><text:tab/><text:tab/><text:tab/><text:tab/><text:tab/><text:tab/><text:tab/><text:tab/><text:tab/><text:tab/><text:tab/></text:p>
      <text:p text:style-name="P10"><text:tab/>; rax = i * 4 sal:Left shift destination by 2​ bits (*4<text:span text:style-name="T6">)<text:tab/><text:tab/><text:tab/><text:tab/><text:tab/><text:tab/><text:tab/></text:span></text:p>
      <text:p text:style-name="P10"><text:s text:c="4"/>addq <text:s text:c="3"/>%rdx, %rax <text:s text:c="17"/>; rax = i * 4 + i = i*5<text:tab/><text:tab/><text:tab/><text:tab/><text:tab/><text:tab/></text:p>
      <text:p text:style-name="P10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><text:tab/>; 0(,%rax,4) =&gt; 0 + rax * 4 -&gt; i * 5 * 4 = i * 20 <text:tab/><text:tab/><text:tab/><text:tab/><text:tab/><text:tab/><text:tab/><text:tab/><text:tab/></text:p>
      <text:p text:style-name="P10"><text:tab/>; optimization to avoid real<text:tab/>multiply instructions like imul or shl<text:tab/><text:tab/><text:tab/><text:tab/></text:p>
      <text:p text:style-name="P10"><text:s text:c="4"/>leaq <text:s text:c="3"/>0(,%rax,4), %rdx <text:s text:c="11"/><text:tab/><text:tab/><text:tab/><text:tab/><text:tab/><text:tab/><text:tab/><text:tab/><text:tab/><text:tab/><text:tab/><text:tab/><text:tab/></text:p>
      <text:p text:style-name="P10"><text:tab/>; rdx = i * 20 leaq: Load effective address of source into destination<text:tab/><text:tab/><text:tab/></text:p>
      <text:p text:style-name="P10"><text:tab/>addq <text:s text:c="3"/>%rdx, %rax <text:s text:c="17"/>; rax = i * 25 (20 + 5)<text:tab/><text:tab/><text:tab/><text:tab/><text:tab/><text:tab/></text:p>
      <text:p text:style-name="P10"><text:tab/>salq <text:s text:c="3"/>$2, %rax <text:s text:c="19"/>; rax = i * 100 (25 * 4) shift left<text:tab/><text:tab/><text:tab/></text:p>
      <text:p text:style-name="P10"><text:s text:c="4"/>addq <text:s text:c="3"/>%rcx, %rax <text:s text:c="17"/>; rax = i * 100 + j (rcx = j)<text:tab/><text:tab/><text:tab/><text:tab/><text:tab/></text:p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s text:c="4"/>; use relative addressing to get the address of C[0][0] (global variable)<text:tab/><text:tab/></text:p>
      <text:p text:style-name="P9"><text:s text:c="4"/>leaq <text:s text:c="3"/>C(%rip), %rax <text:s text:c="14"/>; rax = &amp;C[0][0]<text:tab/><text:tab/><text:tab/><text:tab/><text:tab/><text:tab/><text:tab/><text:tab/></text:p>
      <text:p text:style-name="P9"><text:s text:c="4"/>movsd <text:s text:c="2"/>(%rdx,%rax), %xmm1 <text:s text:c="9"/>; xmm1 = C[i][j] (rdx,rax)<text:tab/><text:tab/><text:tab/><text:tab/><text:tab/></text:p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s text:c="4"/>; ----------- load A[i][k] to xmm2 -----------<text:tab/><text:tab/><text:tab/><text:tab/><text:tab/><text:tab/><text:tab/><text:tab/><text:tab/><text:tab/></text:p>
      <text:p text:style-name="P9"><text:s text:c="4"/>; same as above, load A[i][k] to xmm2 for multiplication<text:tab/><text:tab/><text:tab/><text:tab/><text:tab/><text:tab/><text:tab/></text:p>
      <text:p text:style-name="P9"><text:s text:c="4"/>movl <text:s text:c="3"/>-4(%rbp), %eax <text:s text:c="13"/>; eax = k <text:tab/><text:tab/><text:tab/><text:tab/><text:tab/><text:tab/><text:tab/><text:tab/><text:tab/><text:tab/></text:p>
      <text:p text:style-name="P9"><text:s text:c="4"/>movslq <text:s/>%eax, %rcx <text:s text:c="17"/>; rcx = (long)k<text:tab/><text:tab/><text:tab/><text:tab/><text:tab/><text:tab/><text:tab/><text:tab/></text:p>
      <text:p text:style-name="P9"><text:s text:c="4"/>movl <text:s text:c="3"/>-12(%rbp), %eax <text:s text:c="12"/>; eax = <text:span text:style-name="T5">i <text:tab/><text:tab/><text:tab/><text:tab/><text:tab/><text:tab/><text:tab/><text:tab/><text:tab/><text:tab/></text:span></text:p>
      <text:p text:style-name="P9"><text:s text:c="4"/>movslq <text:s/>%eax, %rdx <text:s text:c="17"/>; rdx = (long)i <text:tab/><text:tab/><text:tab/><text:tab/><text:tab/><text:tab/><text:tab/><text:tab/></text:p>
      <text:p text:style-name="P9"><text:s text:c="4"/>movq <text:s text:c="3"/>%rdx, %rax<text:tab/><text:tab/><text:tab/><text:tab/><text:tab/><text:tab/><text:tab/><text:tab/><text:tab/><text:tab/><text:tab/><text:tab/><text:tab/><text:tab/><text:tab/><text:tab/><text:tab/></text:p>
      <text:p text:style-name="P9"><text:s text:c="4"/>salq <text:s text:c="3"/>$2, %rax <text:s text:c="19"/>; rax = i * 4<text:tab/><text:tab/><text:tab/><text:tab/><text:tab/><text:tab/><text:tab/><text:tab/><text:tab/></text:p>
      <text:p text:style-name="P9"><text:s text:c="4"/>addq <text:s text:c="3"/>%rdx, %rax <text:s text:c="17"/>; rax = i * 5<text:tab/><text:tab/><text:tab/><text:tab/><text:tab/><text:tab/><text:tab/><text:tab/><text:tab/></text:p>
      <text:p text:style-name="P9"><text:soft-page-break/><text:s text:c="4"/>leaq <text:s text:c="3"/>0(,%rax,4), %rdx <text:s text:c="11"/>; rdx = i * 20 <text:tab/><text:tab/><text:tab/><text:tab/><text:tab/><text:tab/><text:tab/><text:tab/></text:p>
      <text:p text:style-name="P9"><text:s text:c="4"/>addq <text:s text:c="3"/>%rdx, %rax <text:s text:c="17"/>; rax = i * 25<text:tab/><text:tab/><text:tab/><text:tab/><text:tab/><text:tab/><text:tab/><text:tab/><text:tab/></text:p>
      <text:p text:style-name="P9"><text:s text:c="4"/>salq <text:s text:c="3"/>$2, %rax <text:s text:c="19"/>; rax = i * 100<text:tab/><text:tab/><text:tab/><text:tab/><text:tab/><text:tab/><text:tab/><text:tab/></text:p>
      <text:p text:style-name="P9"><text:s text:c="4"/>addq <text:s text:c="3"/>%rcx, %rax <text:s text:c="17"/>; rax = i * 100 + k<text:tab/><text:tab/><text:tab/><text:tab/><text:tab/><text:tab/><text:tab/></text:p>
      <text:p text:style-name="P9"><text:s text:c="4"/>leaq <text:s text:c="3"/>0(,%rax,8), %rdx <text:s text:c="11"/>; rdx = offset of A[i][k]<text:tab/><text:tab/><text:tab/><text:tab/><text:tab/><text:tab/></text:p>
      <text:p text:style-name="P9"><text:s text:c="4"/>leaq <text:s text:c="3"/>A(%rip), %rax <text:s text:c="14"/>; rax = &amp;A[0][0]<text:tab/><text:tab/><text:tab/><text:tab/><text:tab/><text:tab/><text:tab/><text:tab/></text:p>
      <text:p text:style-name="P9"><text:s text:c="4"/>movsd <text:s text:c="2"/>(%rdx,%rax), %xmm2 <text:s text:c="9"/>; xmm2 = A[i][k]<text:tab/><text:tab/><text:tab/><text:tab/><text:tab/><text:tab/><text:tab/><text:tab/></text:p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s text:c="4"/>; ----------- load B[k][j] to xmm0 -----------<text:tab/><text:tab/><text:tab/><text:tab/><text:tab/><text:tab/><text:tab/><text:tab/><text:tab/><text:tab/></text:p>
      <text:p text:style-name="P9"><text:s text:c="4"/>; same as above, load B[k][j] to xmm0<text:tab/><text:tab/><text:tab/><text:tab/><text:tab/><text:tab/><text:tab/><text:tab/><text:tab/><text:tab/><text:tab/><text:tab/></text:p>
      <text:p text:style-name="P9"><text:s text:c="4"/>movl <text:s text:c="3"/>-8(%rbp), %eax <text:s text:c="13"/>; eax = j<text:tab/><text:tab/><text:tab/><text:tab/><text:tab/><text:tab/><text:tab/><text:tab/><text:tab/><text:tab/></text:p>
      <text:p text:style-name="P9"><text:s text:c="4"/>movslq <text:s/>%eax, %rcx <text:s text:c="17"/>; rcx = (long)j<text:tab/><text:tab/><text:tab/><text:tab/><text:tab/><text:tab/><text:tab/><text:tab/></text:p>
      <text:p text:style-name="P9"><text:s text:c="4"/>movl <text:s text:c="3"/>-4(%rbp), %eax <text:s text:c="13"/>; eax = k<text:tab/><text:tab/><text:tab/><text:tab/><text:tab/><text:tab/><text:tab/><text:tab/><text:tab/><text:tab/></text:p>
      <text:p text:style-name="P9"><text:s text:c="4"/>movslq <text:s/>%eax, %rdx <text:s text:c="17"/>; rdx = (long)k<text:tab/><text:tab/><text:tab/><text:tab/><text:tab/><text:tab/><text:tab/><text:tab/></text:p>
      <text:p text:style-name="P9"><text:s text:c="4"/>movq <text:s text:c="3"/>%rdx, %rax<text:tab/><text:tab/><text:tab/><text:tab/><text:tab/><text:tab/><text:tab/><text:tab/><text:tab/><text:tab/><text:tab/><text:tab/><text:tab/><text:tab/><text:tab/><text:tab/><text:tab/></text:p>
      <text:p text:style-name="P9"><text:s text:c="4"/>salq <text:s text:c="3"/>$2, %rax <text:s text:c="19"/>; rax = k * 4<text:tab/><text:tab/><text:tab/><text:tab/><text:tab/><text:tab/><text:tab/><text:tab/><text:tab/></text:p>
      <text:p text:style-name="P9"><text:s text:c="4"/>addq <text:s text:c="3"/>%rdx, %rax <text:s text:c="17"/>; rax = k * 5<text:tab/><text:tab/><text:tab/><text:tab/><text:tab/><text:tab/><text:tab/><text:tab/><text:tab/></text:p>
      <text:p text:style-name="P9"><text:s text:c="4"/>leaq <text:s text:c="3"/>0(,%rax,4), %rdx <text:s text:c="11"/>; rdx = k * 20<text:tab/><text:tab/><text:tab/><text:tab/><text:tab/><text:tab/><text:tab/><text:tab/><text:tab/></text:p>
      <text:p text:style-name="P9"><text:s text:c="4"/>addq <text:s text:c="3"/>%rdx, %rax <text:s text:c="17"/>; rax = k * 25<text:tab/><text:tab/><text:tab/><text:tab/><text:tab/><text:tab/><text:tab/><text:tab/><text:tab/></text:p>
      <text:p text:style-name="P9"><text:s text:c="4"/>salq <text:s text:c="3"/>$2, %rax <text:s text:c="19"/>; rax = k * 100<text:tab/><text:tab/><text:tab/><text:tab/><text:tab/><text:tab/><text:tab/><text:tab/></text:p>
      <text:p text:style-name="P9"><text:s text:c="4"/>addq <text:s text:c="3"/>%rcx, %rax <text:s text:c="17"/>; rax = k * 100 + j<text:tab/><text:tab/><text:tab/><text:tab/><text:tab/><text:tab/><text:tab/></text:p>
      <text:p text:style-name="P9"><text:s text:c="4"/>leaq <text:s text:c="3"/>0(,%rax,8), %rdx <text:s text:c="11"/>; rdx = offset of B[k][j]<text:tab/><text:tab/><text:tab/><text:tab/><text:tab/><text:tab/></text:p>
      <text:p text:style-name="P9"><text:s text:c="4"/>leaq <text:s text:c="3"/>B(%rip), %rax <text:s text:c="14"/>; rax = &amp;B[0][0]<text:tab/><text:tab/><text:tab/><text:tab/><text:tab/><text:tab/><text:tab/><text:tab/></text:p>
      <text:p text:style-name="P9"><text:s text:c="4"/>movsd <text:s text:c="2"/>(%rdx,%rax), %xmm0 <text:s text:c="9"/>; xmm0 = B[k][j]<text:tab/><text:tab/><text:tab/><text:tab/><text:tab/><text:tab/><text:tab/><text:tab/></text:p>
      <text:p text:style-name="Standard"/>
      <text:p text:style-name="Standard"/>
      <text:p text:style-name="P3">c.Identify the actual floating point multiply and adds (THIS IS A GOOD PLACE TO START YOUR ANALYSIS).</text:p>
      <text:p text:style-name="P3"/>
      <text:p text:style-name="P9"><text:s text:c="4"/>; ----------- arithmetics -----------<text:tab/><text:tab/><text:tab/><text:tab/><text:tab/><text:tab/><text:tab/><text:tab/><text:tab/><text:tab/><text:tab/><text:tab/></text:p>
      <text:p text:style-name="P9"><text:s text:c="4"/>mulsd <text:s text:c="2"/>%xmm2, %xmm0 <text:s text:c="15"/>; xmm0 = A[i][k] * B[k][j]<text:tab/><text:tab/><text:tab/><text:tab/><text:tab/></text:p>
      <text:p text:style-name="P9"><text:s text:c="4"/>addsd <text:s text:c="2"/>%xmm1, %xmm0 <text:s text:c="15"/>; xmm0 = xmm0 + C[i][j]<text:tab/><text:tab/><text:tab/><text:tab/><text:tab/><text:tab/></text:p>
      <text:p text:style-name="P9"/>
      <text:p text:style-name="Standard"/>
      <text:p text:style-name="P3"><text:span text:style-name="T2">d. </text:span>Identify what variables or temporary variables (without names) are kept in CPU registers.</text:p>
      <text:p text:style-name="Standard"><text:span text:style-name="T7">Registers</text:span> %eax, %ecx, %edx <text:span text:style-name="T8">are u</text:span>sed to fetch the values of i, j, k</text:p>
      <text:p text:style-name="P12">%rax, %rdx, %rcx <text:span text:style-name="T9">are used </text:span>for <text:span text:style-name="T2">c</text:span>alculat<text:span text:style-name="T2">ing</text:span> the byte offset of the target element from the starting address of the matrix. <text:span text:style-name="T10">They store temporary values as comments below.</text:span></text:p>
      <text:p text:style-name="P12"/>
      <text:p text:style-name="P9"><text:s text:c="4"/>movl <text:s text:c="3"/>-8(%rbp), %eax <text:s text:c="13"/>; eax = j<text:tab/><text:tab/><text:tab/><text:tab/><text:tab/><text:tab/><text:tab/><text:tab/><text:tab/><text:tab/></text:p>
      <text:p text:style-name="P9"><text:s text:c="4"/>movslq <text:s/>%eax, %rcx <text:s text:c="17"/>; rcx = (long)j<text:tab/><text:tab/><text:tab/><text:tab/><text:tab/><text:tab/><text:tab/><text:tab/></text:p>
      <text:p text:style-name="P9"><text:s text:c="4"/>movl <text:s text:c="3"/>-12(%rbp), %eax <text:s text:c="12"/>; eax = <text:span text:style-name="T6">i</text:span><text:tab/><text:tab/><text:tab/><text:tab/><text:tab/><text:tab/><text:tab/><text:tab/><text:tab/><text:tab/></text:p>
      <text:p text:style-name="P9"><text:s text:c="4"/>movslq <text:s/>%eax, %rdx <text:s text:c="17"/>; rdx = (long)i<text:tab/><text:tab/><text:tab/><text:tab/><text:tab/><text:tab/><text:tab/><text:tab/></text:p>
      <text:p text:style-name="P9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s text:c="4"/>movq <text:s text:c="3"/>%rdx, %rax <text:s text:c="17"/>; rax = <text:span text:style-name="T6">i</text:span><text:tab/><text:tab/><text:tab/><text:tab/><text:tab/><text:tab/><text:tab/><text:tab/><text:tab/><text:tab/></text:p>
      <text:p text:style-name="P13"><text:s text:c="4"/>salq <text:s text:c="3"/>$2, %rax <text:s text:c="19"/><text:tab/><text:tab/><text:tab/><text:tab/><text:tab/><text:tab/><text:tab/><text:tab/><text:tab/><text:tab/><text:tab/><text:tab/><text:tab/></text:p>
      <text:p text:style-name="P13"><text:tab/>; rax = i * 4 sal:Left shift destination by 2​ bits (*4<text:span text:style-name="T6">)<text:tab/><text:tab/><text:tab/><text:tab/><text:tab/><text:tab/><text:tab/></text:span></text:p>
      <text:p text:style-name="P9"><text:s text:c="4"/>addq <text:s text:c="3"/>%rdx, %rax <text:s text:c="17"/>; rax = i * 4 + i = i*5<text:tab/><text:tab/><text:tab/><text:tab/><text:tab/><text:tab/></text:p>
      <text:p text:style-name="P9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3"><text:tab/>; 0(,%rax,4) =&gt; 0 + rax * 4 -&gt; i * 5 * 4 = i * 20 <text:tab/><text:tab/><text:tab/><text:tab/><text:tab/><text:tab/><text:tab/><text:tab/><text:tab/></text:p>
      <text:p text:style-name="P13"><text:tab/>; optimization to avoid real<text:tab/>multiply instructions like imul or shl<text:tab/><text:tab/><text:tab/><text:tab/></text:p>
      <text:p text:style-name="P13"><text:soft-page-break/><text:s text:c="4"/>leaq <text:s text:c="3"/>0(,%rax,4), %rdx <text:s text:c="11"/><text:tab/><text:tab/><text:tab/><text:tab/><text:tab/><text:tab/><text:tab/><text:tab/><text:tab/><text:tab/><text:tab/><text:tab/><text:tab/></text:p>
      <text:p text:style-name="P13"><text:tab/>; rdx = i * 20 leaq: Load effective address of source into destination<text:tab/><text:tab/><text:tab/></text:p>
      <text:p text:style-name="P13"><text:tab/>addq <text:s text:c="3"/>%rdx, %rax <text:s text:c="17"/>; rax = i * 25 (20 + 5)<text:tab/><text:tab/><text:tab/><text:tab/><text:tab/><text:tab/></text:p>
      <text:p text:style-name="P9"><text:tab/>salq <text:s text:c="3"/>$2, %rax <text:s text:c="19"/>; rax = i * 100 (25 * 4) shift left<text:tab/><text:tab/><text:tab/></text:p>
      <text:p text:style-name="P9"><text:s text:c="4"/>addq <text:s text:c="3"/>%rcx, %rax <text:s text:c="17"/>; rax = i * 100 + j (rcx = j)<text:tab/><text:tab/><text:tab/><text:tab/><text:tab/></text:p>
      <text:p text:style-name="P9"/>
      <text:p text:style-name="Standard">%xmm0 <text:span text:style-name="T7">is used</text:span> for <text:span text:style-name="T7">storing </text:span>final result (A[i][k]*B[k][j] + C[i][j])</text:p>
      <text:p text:style-name="Standard">%xmm1 <text:span text:style-name="T7">is used for</text:span> C[i][j] in addition operations</text:p>
      <text:p text:style-name="Standard">%xmm2 <text:span text:style-name="T7">is used for</text:span> A[i][k] in <text:span text:style-name="T7">a</text:span>ddition operations</text:p>
      <text:p text:style-name="Standard"/>
      <text:p text:style-name="Standard"/>
      <text:p text:style-name="P7">9. Calculate the total number of instructions in the matrix multiply.</text:p>
      <text:p text:style-name="P14">THIS IS NOT THE NUMBER OF LINES OF INSTRUCTIONS, I MEAN THE TOTAL NUMBER EXECUTED WHEN LOOPING OVER AN NxN MATRIX.</text:p>
      <text:p text:style-name="Standard"/>
      <text:p text:style-name="Standard">matrix size: <text:span text:style-name="T11">N*N</text:span></text:p>
      <text:p text:style-name="P15">--------for every k loop--------</text:p>
      <text:p text:style-name="Standard">instructions (c[i][j] += A[i][k] * B[k][j]):</text:p>
      <text:p text:style-name="Standard"/>
      <text:p text:style-name="P9"><text:s text:c="4"/>movl <text:s text:c="3"/>-8(%rbp), %eax<text:tab/><text:tab/><text:tab/><text:tab/><text:tab/><text:tab/><text:tab/><text:tab/><text:tab/><text:tab/><text:tab/><text:tab/><text:tab/><text:tab/><text:tab/><text:tab/></text:p>
      <text:p text:style-name="P16"><text:s text:c="4"/>movslq <text:s/>%eax, %rcx<text:tab/><text:tab/><text:tab/><text:tab/><text:tab/><text:tab/><text:tab/><text:tab/><text:tab/><text:tab/><text:tab/><text:tab/><text:tab/><text:tab/><text:tab/><text:tab/><text:tab/></text:p>
      <text:p text:style-name="P16"><text:s text:c="4"/>movl <text:s text:c="3"/>-12(%rbp), %eax<text:tab/><text:tab/><text:tab/><text:tab/><text:tab/><text:tab/><text:tab/><text:tab/><text:tab/><text:tab/><text:tab/><text:tab/><text:tab/><text:tab/><text:tab/><text:tab/></text:p>
      <text:p text:style-name="P16"><text:s text:c="4"/>movslq <text:s/>%eax, %rdx<text:tab/><text:tab/><text:tab/><text:tab/><text:tab/><text:tab/><text:tab/><text:tab/><text:tab/><text:tab/><text:tab/><text:tab/><text:tab/><text:tab/><text:tab/><text:tab/><text:tab/></text:p>
      <text:p text:style-name="P16"><text:s text:c="4"/>mov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salq <text:s text:c="3"/>$2, %rax<text:tab/><text:tab/><text:tab/><text:tab/><text:tab/><text:tab/><text:tab/><text:tab/><text:tab/><text:tab/><text:tab/><text:tab/><text:tab/><text:tab/><text:tab/><text:tab/><text:tab/><text:tab/></text:p>
      <text:p text:style-name="P16"><text:s text:c="4"/>add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leaq <text:s text:c="3"/>0(,%rax,4), %rdx<text:tab/><text:tab/><text:tab/><text:tab/><text:tab/><text:tab/><text:tab/><text:tab/><text:tab/><text:tab/><text:tab/><text:tab/><text:tab/><text:tab/><text:tab/><text:tab/></text:p>
      <text:p text:style-name="P16"><text:s text:c="4"/>add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salq <text:s text:c="3"/>$2, %rax<text:tab/><text:tab/><text:tab/><text:tab/><text:tab/><text:tab/><text:tab/><text:tab/><text:tab/><text:tab/><text:tab/><text:tab/><text:tab/><text:tab/><text:tab/><text:tab/><text:tab/><text:tab/></text:p>
      <text:p text:style-name="P16"><text:s text:c="4"/>addq <text:s text:c="3"/>%rcx, %rax<text:tab/><text:tab/><text:tab/><text:tab/><text:tab/><text:tab/><text:tab/><text:tab/><text:tab/><text:tab/><text:tab/><text:tab/><text:tab/><text:tab/><text:tab/><text:tab/><text:tab/></text:p>
      <text:p text:style-name="P16"><text:s text:c="4"/>leaq <text:s text:c="3"/>0(,%rax,8), %rdx<text:tab/><text:tab/><text:tab/><text:tab/><text:tab/><text:tab/><text:tab/><text:tab/><text:tab/><text:tab/><text:tab/><text:tab/><text:tab/><text:tab/><text:tab/><text:tab/></text:p>
      <text:p text:style-name="P16"><text:s text:c="4"/>leaq <text:s text:c="3"/>C(%rip), %rax<text:tab/><text:tab/><text:tab/><text:tab/><text:tab/><text:tab/><text:tab/><text:tab/><text:tab/><text:tab/><text:tab/><text:tab/><text:tab/><text:tab/><text:tab/><text:tab/><text:tab/></text:p>
      <text:p text:style-name="P16"><text:s text:c="4"/>movsd <text:s text:c="2"/>(%rdx,%rax), %xmm1<text:tab/><text:tab/><text:tab/><text:tab/><text:tab/><text:tab/><text:tab/><text:tab/><text:tab/><text:tab/><text:tab/><text:tab/><text:tab/><text:tab/><text:tab/></text:p>
      <text:p text:style-name="P16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6"><text:s text:c="4"/>movl <text:s text:c="3"/>-4(%rbp), %eax<text:tab/><text:tab/><text:tab/><text:tab/><text:tab/><text:tab/><text:tab/><text:tab/><text:tab/><text:tab/><text:tab/><text:tab/><text:tab/><text:tab/><text:tab/><text:tab/></text:p>
      <text:p text:style-name="P16"><text:s text:c="4"/>movslq <text:s/>%eax, %rcx<text:tab/><text:tab/><text:tab/><text:tab/><text:tab/><text:tab/><text:tab/><text:tab/><text:tab/><text:tab/><text:tab/><text:tab/><text:tab/><text:tab/><text:tab/><text:tab/><text:tab/></text:p>
      <text:p text:style-name="P16"><text:s text:c="4"/>movl <text:s text:c="3"/>-12(%rbp), %eax<text:tab/><text:tab/><text:tab/><text:tab/><text:tab/><text:tab/><text:tab/><text:tab/><text:tab/><text:tab/><text:tab/><text:tab/><text:tab/><text:tab/><text:tab/><text:tab/></text:p>
      <text:p text:style-name="P16"><text:s text:c="4"/>movslq <text:s/>%eax, %rdx<text:tab/><text:tab/><text:tab/><text:tab/><text:tab/><text:tab/><text:tab/><text:tab/><text:tab/><text:tab/><text:tab/><text:tab/><text:tab/><text:tab/><text:tab/><text:tab/><text:tab/></text:p>
      <text:p text:style-name="P16"><text:s text:c="4"/>mov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salq <text:s text:c="3"/>$2, %rax<text:tab/><text:tab/><text:tab/><text:tab/><text:tab/><text:tab/><text:tab/><text:tab/><text:tab/><text:tab/><text:tab/><text:tab/><text:tab/><text:tab/><text:tab/><text:tab/><text:tab/><text:tab/></text:p>
      <text:p text:style-name="P16"><text:s text:c="4"/>add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leaq <text:s text:c="3"/>0(,%rax,4), %rdx<text:tab/><text:tab/><text:tab/><text:tab/><text:tab/><text:tab/><text:tab/><text:tab/><text:tab/><text:tab/><text:tab/><text:tab/><text:tab/><text:tab/><text:tab/><text:tab/></text:p>
      <text:p text:style-name="P16"><text:s text:c="4"/>add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salq <text:s text:c="3"/>$2, %rax<text:tab/><text:tab/><text:tab/><text:tab/><text:tab/><text:tab/><text:tab/><text:tab/><text:tab/><text:tab/><text:tab/><text:tab/><text:tab/><text:tab/><text:tab/><text:tab/><text:tab/><text:tab/></text:p>
      <text:p text:style-name="P16"><text:s text:c="4"/>addq <text:s text:c="3"/>%rcx, %rax<text:tab/><text:tab/><text:tab/><text:tab/><text:tab/><text:tab/><text:tab/><text:tab/><text:tab/><text:tab/><text:tab/><text:tab/><text:tab/><text:tab/><text:tab/><text:tab/><text:tab/></text:p>
      <text:p text:style-name="P16"><text:s text:c="4"/>leaq <text:s text:c="3"/>0(,%rax,8), %rdx<text:tab/><text:tab/><text:tab/><text:tab/><text:tab/><text:tab/><text:tab/><text:tab/><text:tab/><text:tab/><text:tab/><text:tab/><text:tab/><text:tab/><text:tab/><text:tab/></text:p>
      <text:p text:style-name="P16"><text:s text:c="4"/>leaq <text:s text:c="3"/>A(%rip), %rax<text:tab/><text:tab/><text:tab/><text:tab/><text:tab/><text:tab/><text:tab/><text:tab/><text:tab/><text:tab/><text:tab/><text:tab/><text:tab/><text:tab/><text:tab/><text:tab/><text:tab/></text:p>
      <text:p text:style-name="P16"><text:s text:c="4"/>movsd <text:s text:c="2"/>(%rdx,%rax), %xmm2<text:tab/><text:tab/><text:tab/><text:tab/><text:tab/><text:tab/><text:tab/><text:tab/><text:tab/><text:tab/><text:tab/><text:tab/><text:tab/><text:tab/><text:tab/></text:p>
      <text:p text:style-name="P16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6"><text:s text:c="4"/>movl <text:s text:c="3"/>-8(%rbp), %eax<text:tab/><text:tab/><text:tab/><text:tab/><text:tab/><text:tab/><text:tab/><text:tab/><text:tab/><text:tab/><text:tab/><text:tab/><text:tab/><text:tab/><text:tab/><text:tab/></text:p>
      <text:p text:style-name="P16"><text:s text:c="4"/>movslq <text:s/>%eax, %rcx<text:tab/><text:tab/><text:tab/><text:tab/><text:tab/><text:tab/><text:tab/><text:tab/><text:tab/><text:tab/><text:tab/><text:tab/><text:tab/><text:tab/><text:tab/><text:tab/><text:tab/></text:p>
      <text:p text:style-name="P16"><text:soft-page-break/><text:s text:c="4"/>movl <text:s text:c="3"/>-4(%rbp), %eax<text:tab/><text:tab/><text:tab/><text:tab/><text:tab/><text:tab/><text:tab/><text:tab/><text:tab/><text:tab/><text:tab/><text:tab/><text:tab/><text:tab/><text:tab/><text:tab/></text:p>
      <text:p text:style-name="P16"><text:s text:c="4"/>movslq <text:s/>%eax, %rdx<text:tab/><text:tab/><text:tab/><text:tab/><text:tab/><text:tab/><text:tab/><text:tab/><text:tab/><text:tab/><text:tab/><text:tab/><text:tab/><text:tab/><text:tab/><text:tab/><text:tab/></text:p>
      <text:p text:style-name="P16"><text:s text:c="4"/>mov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salq <text:s text:c="3"/>$2, %rax<text:tab/><text:tab/><text:tab/><text:tab/><text:tab/><text:tab/><text:tab/><text:tab/><text:tab/><text:tab/><text:tab/><text:tab/><text:tab/><text:tab/><text:tab/><text:tab/><text:tab/><text:tab/></text:p>
      <text:p text:style-name="P16"><text:s text:c="4"/>add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leaq <text:s text:c="3"/>0(,%rax,4), %rdx<text:tab/><text:tab/><text:tab/><text:tab/><text:tab/><text:tab/><text:tab/><text:tab/><text:tab/><text:tab/><text:tab/><text:tab/><text:tab/><text:tab/><text:tab/><text:tab/></text:p>
      <text:p text:style-name="P16"><text:s text:c="4"/>add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salq <text:s text:c="3"/>$2, %rax<text:tab/><text:tab/><text:tab/><text:tab/><text:tab/><text:tab/><text:tab/><text:tab/><text:tab/><text:tab/><text:tab/><text:tab/><text:tab/><text:tab/><text:tab/><text:tab/><text:tab/><text:tab/></text:p>
      <text:p text:style-name="P16"><text:s text:c="4"/>addq <text:s text:c="3"/>%rcx, %rax<text:tab/><text:tab/><text:tab/><text:tab/><text:tab/><text:tab/><text:tab/><text:tab/><text:tab/><text:tab/><text:tab/><text:tab/><text:tab/><text:tab/><text:tab/><text:tab/><text:tab/></text:p>
      <text:p text:style-name="P16"><text:s text:c="4"/>leaq <text:s text:c="3"/>0(,%rax,8), %rdx<text:tab/><text:tab/><text:tab/><text:tab/><text:tab/><text:tab/><text:tab/><text:tab/><text:tab/><text:tab/><text:tab/><text:tab/><text:tab/><text:tab/><text:tab/><text:tab/></text:p>
      <text:p text:style-name="P16"><text:s text:c="4"/>leaq <text:s text:c="3"/>B(%rip), %rax<text:tab/><text:tab/><text:tab/><text:tab/><text:tab/><text:tab/><text:tab/><text:tab/><text:tab/><text:tab/><text:tab/><text:tab/><text:tab/><text:tab/><text:tab/><text:tab/><text:tab/></text:p>
      <text:p text:style-name="P16"><text:s text:c="4"/>movsd <text:s text:c="2"/>(%rdx,%rax), %xmm0<text:tab/><text:tab/><text:tab/><text:tab/><text:tab/><text:tab/><text:tab/><text:tab/><text:tab/><text:tab/><text:tab/><text:tab/><text:tab/><text:tab/><text:tab/></text:p>
      <text:p text:style-name="P16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6"><text:s text:c="4"/>mulsd <text:s text:c="2"/>%xmm2, %xmm0<text:tab/><text:tab/><text:tab/><text:tab/><text:tab/><text:tab/><text:tab/><text:tab/><text:tab/><text:tab/><text:tab/><text:tab/><text:tab/><text:tab/><text:tab/><text:tab/><text:tab/></text:p>
      <text:p text:style-name="P16"><text:s text:c="4"/>addsd <text:s text:c="2"/>%xmm1, %xmm0<text:tab/><text:tab/><text:tab/><text:tab/><text:tab/><text:tab/><text:tab/><text:tab/><text:tab/><text:tab/><text:tab/><text:tab/><text:tab/><text:tab/><text:tab/><text:tab/><text:tab/></text:p>
      <text:p text:style-name="P16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6"><text:s text:c="4"/>movl <text:s text:c="3"/>-8(%rbp), %eax<text:tab/><text:tab/><text:tab/><text:tab/><text:tab/><text:tab/><text:tab/><text:tab/><text:tab/><text:tab/><text:tab/><text:tab/><text:tab/><text:tab/><text:tab/><text:tab/></text:p>
      <text:p text:style-name="P16"><text:s text:c="4"/>movslq <text:s/>%eax, %rcx<text:tab/><text:tab/><text:tab/><text:tab/><text:tab/><text:tab/><text:tab/><text:tab/><text:tab/><text:tab/><text:tab/><text:tab/><text:tab/><text:tab/><text:tab/><text:tab/><text:tab/></text:p>
      <text:p text:style-name="P16"><text:s text:c="4"/>movl <text:s text:c="3"/>-12(%rbp), %eax<text:tab/><text:tab/><text:tab/><text:tab/><text:tab/><text:tab/><text:tab/><text:tab/><text:tab/><text:tab/><text:tab/><text:tab/><text:tab/><text:tab/><text:tab/><text:tab/></text:p>
      <text:p text:style-name="P16"><text:s text:c="4"/>movslq <text:s/>%eax, %rdx<text:tab/><text:tab/><text:tab/><text:tab/><text:tab/><text:tab/><text:tab/><text:tab/><text:tab/><text:tab/><text:tab/><text:tab/><text:tab/><text:tab/><text:tab/><text:tab/><text:tab/></text:p>
      <text:p text:style-name="P16"><text:s text:c="4"/>mov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salq <text:s text:c="3"/>$2, %rax<text:tab/><text:tab/><text:tab/><text:tab/><text:tab/><text:tab/><text:tab/><text:tab/><text:tab/><text:tab/><text:tab/><text:tab/><text:tab/><text:tab/><text:tab/><text:tab/><text:tab/><text:tab/></text:p>
      <text:p text:style-name="P16"><text:s text:c="4"/>add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leaq <text:s text:c="3"/>0(,%rax,4), %rdx<text:tab/><text:tab/><text:tab/><text:tab/><text:tab/><text:tab/><text:tab/><text:tab/><text:tab/><text:tab/><text:tab/><text:tab/><text:tab/><text:tab/><text:tab/><text:tab/></text:p>
      <text:p text:style-name="P16"><text:s text:c="4"/>addq <text:s text:c="3"/>%rdx, %rax<text:tab/><text:tab/><text:tab/><text:tab/><text:tab/><text:tab/><text:tab/><text:tab/><text:tab/><text:tab/><text:tab/><text:tab/><text:tab/><text:tab/><text:tab/><text:tab/><text:tab/></text:p>
      <text:p text:style-name="P16"><text:s text:c="4"/>salq <text:s text:c="3"/>$2, %rax<text:tab/><text:tab/><text:tab/><text:tab/><text:tab/><text:tab/><text:tab/><text:tab/><text:tab/><text:tab/><text:tab/><text:tab/><text:tab/><text:tab/><text:tab/><text:tab/><text:tab/><text:tab/></text:p>
      <text:p text:style-name="P16"><text:s text:c="4"/>addq <text:s text:c="3"/>%rcx, %rax<text:tab/><text:tab/><text:tab/><text:tab/><text:tab/><text:tab/><text:tab/><text:tab/><text:tab/><text:tab/><text:tab/><text:tab/><text:tab/><text:tab/><text:tab/><text:tab/><text:tab/></text:p>
      <text:p text:style-name="P16"><text:s text:c="4"/>leaq <text:s text:c="3"/>0(,%rax,8), %rdx<text:tab/> <text:tab/><text:tab/><text:tab/><text:tab/><text:tab/><text:tab/><text:tab/><text:tab/><text:tab/><text:tab/><text:tab/><text:tab/><text:tab/><text:tab/><text:tab/></text:p>
      <text:p text:style-name="P16"><text:s text:c="4"/>leaq <text:s text:c="3"/>C(%rip), %rax <text:s text:c="4"/><text:tab/><text:tab/><text:tab/><text:tab/><text:tab/><text:tab/><text:tab/><text:tab/><text:tab/><text:tab/><text:tab/><text:tab/><text:tab/><text:tab/><text:tab/></text:p>
      <text:p text:style-name="P16"><text:s text:c="4"/>movsd <text:s text:c="2"/>%xmm0, (%rdx,%rax)<text:tab/><text:tab/><text:tab/><text:tab/><text:tab/><text:tab/><text:tab/><text:tab/><text:tab/><text:tab/><text:tab/><text:tab/><text:tab/><text:tab/><text:tab/></text:p>
      <text:p text:style-name="P16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6"><text:s text:c="4"/>addl <text:s text:c="3"/>$1, -4(%rbp) <text:s text:c="5"/><text:tab/><text:tab/><text:tab/><text:tab/><text:tab/><text:tab/><text:tab/><text:tab/><text:tab/><text:tab/><text:tab/><text:tab/><text:tab/><text:tab/><text:tab/></text:p>
      <text:p text:style-name="P9"/>
      <text:p text:style-name="Standard">56 instructions for an address calculation</text:p>
      <text:p text:style-name="Standard">2 instructions for an arithmetic operation</text:p>
      <text:p text:style-name="Standard"/>
      <text:p text:style-name="Standard"><text:span text:style-name="T12">C</text:span>ondition control:</text:p>
      <text:p text:style-name="Standard"/>
      <text:p text:style-name="P16"><text:s text:c="4"/>... <text:s text:c="19"/><text:tab/><text:tab/><text:tab/><text:tab/><text:tab/><text:tab/><text:tab/><text:tab/><text:tab/><text:tab/><text:tab/><text:tab/><text:tab/><text:tab/><text:tab/><text:tab/></text:p>
      <text:p text:style-name="P16"><text:s text:c="4"/>addl $1, -4(%rbp) <text:s/>; k++<text:tab/><text:tab/><text:tab/><text:tab/><text:tab/><text:tab/><text:tab/><text:tab/><text:tab/><text:tab/><text:tab/><text:tab/><text:tab/><text:tab/><text:tab/><text:tab/></text:p>
      <text:p text:style-name="P16"><text:s text:c="4"/>.L9: <text:s text:c="19"/><text:tab/><text:tab/><text:tab/><text:tab/><text:tab/><text:tab/><text:tab/><text:tab/><text:tab/><text:tab/><text:tab/><text:tab/><text:tab/><text:tab/><text:tab/><text:tab/></text:p>
      <text:p text:style-name="P16"><text:s text:c="4"/>cmpl $99, -4(%rbp) ; <text:s text:c="3"/><text:tab/><text:tab/><text:tab/><text:tab/><text:tab/><text:tab/><text:tab/><text:tab/><text:tab/><text:tab/><text:tab/><text:tab/><text:tab/><text:tab/><text:tab/><text:tab/></text:p>
      <text:p text:style-name="P16"><text:s text:c="4"/>jle .L10 <text:s text:c="10"/>; <text:s text:c="3"/><text:tab/><text:tab/><text:tab/><text:tab/><text:tab/><text:tab/><text:tab/><text:tab/><text:tab/><text:tab/><text:tab/><text:tab/><text:tab/><text:tab/><text:tab/><text:tab/></text:p>
      <text:p text:style-name="P9"/>
      <text:p text:style-name="Standard">total instructions: 3</text:p>
      <text:p text:style-name="Standard"/>
      <text:p text:style-name="Standard">total instructions in an innermost loop: 56 + 2 + 3 = 61</text:p>
      <text:p text:style-name="Standard">loops: 100 * 100 * 100 (N^3)</text:p>
      <text:p text:style-name="Standard">total instructions: 61 * 100 * 100 * 100 = 61,000,000 (61 * N^3)</text:p>
      <text:p text:style-name="Standard"/>
      <text:p text:style-name="Standard"/>
      <text:p text:style-name="Standard"><text:soft-page-break/></text:p>
      <text:p text:style-name="Standard">--------for every j loop--------</text:p>
      <text:p text:style-name="P16"><text:s text:c="4"/>addl <text:s text:c="2"/>$1, -8(%rbp) <text:s text:c="7"/><text:tab/><text:tab/><text:tab/><text:tab/><text:tab/><text:tab/><text:tab/><text:tab/><text:tab/><text:tab/><text:tab/><text:tab/><text:tab/><text:tab/><text:tab/></text:p>
      <text:p text:style-name="P16"><text:s text:c="4"/>cmpl <text:s text:c="2"/>$99, -8(%rbp) <text:s text:c="6"/><text:tab/><text:tab/><text:tab/><text:tab/><text:tab/><text:tab/><text:tab/><text:tab/><text:tab/><text:tab/><text:tab/><text:tab/><text:tab/><text:tab/><text:tab/></text:p>
      <text:p text:style-name="P16"><text:s text:c="4"/>jle <text:s text:c="3"/>.L11 <text:s text:c="15"/><text:tab/><text:tab/><text:tab/><text:tab/><text:tab/><text:tab/><text:tab/><text:tab/><text:tab/><text:tab/><text:tab/><text:tab/><text:tab/><text:tab/><text:tab/></text:p>
      <text:p text:style-name="P16"><text:s text:c="4"/>movl <text:s text:c="2"/>$0, -4(%rbp) <text:s text:c="7"/><text:tab/><text:tab/><text:tab/><text:tab/><text:tab/><text:tab/><text:tab/><text:tab/><text:tab/><text:tab/><text:tab/><text:tab/><text:tab/><text:tab/><text:tab/></text:p>
      <text:p text:style-name="P9"/>
      <text:p text:style-name="P17">total extra instructions: 4</text:p>
      <text:p text:style-name="Standard">loops: 100 * 100 (N^2)</text:p>
      <text:p text:style-name="Standard">total instructions: 4 * 100 * 100 = 40,000 (4 * N^2)</text:p>
      <text:p text:style-name="Standard"/>
      <text:p text:style-name="Standard">--------for every i loop--------</text:p>
      <text:p text:style-name="P16"><text:s text:c="4"/>addl <text:s text:c="2"/>$1, -12(%rbp) <text:tab/><text:tab/><text:tab/><text:tab/><text:tab/><text:tab/><text:tab/><text:tab/><text:tab/><text:tab/><text:tab/><text:tab/><text:tab/><text:tab/><text:tab/><text:tab/><text:tab/></text:p>
      <text:p text:style-name="P16"><text:s text:c="4"/>cmpl <text:s text:c="2"/>$99, -12(%rbp)<text:tab/><text:tab/><text:tab/><text:tab/><text:tab/><text:tab/><text:tab/><text:tab/><text:tab/><text:tab/><text:tab/><text:tab/><text:tab/><text:tab/><text:tab/><text:tab/><text:tab/></text:p>
      <text:p text:style-name="P16"><text:s text:c="4"/>jle <text:s text:c="3"/>.L12 <text:s text:c="9"/><text:tab/><text:tab/><text:tab/><text:tab/><text:tab/><text:tab/><text:tab/><text:tab/><text:tab/><text:tab/><text:tab/><text:tab/><text:tab/><text:tab/><text:tab/><text:tab/><text:tab/></text:p>
      <text:p text:style-name="P16"><text:s text:c="4"/>movl <text:s text:c="2"/>$0, -8(%rbp) <text:s/><text:tab/><text:tab/><text:tab/><text:tab/><text:tab/><text:tab/><text:tab/><text:tab/><text:tab/><text:tab/><text:tab/><text:tab/><text:tab/><text:tab/><text:tab/><text:tab/><text:tab/></text:p>
      <text:p text:style-name="P9"/>
      <text:p text:style-name="P17">total extra insttuctions: 4</text:p>
      <text:p text:style-name="Standard">loops: 100</text:p>
      <text:p text:style-name="Standard">total instructions: 4 * 100 = 400 (4 * N)</text:p>
      <text:p text:style-name="Standard"/>
      <text:p text:style-name="Standard">total instructions = 61,000,000 + 40,000 + 400 = 61,040,400</text:p>
      <text:p text:style-name="Standard">formula: total instructions for <text:span text:style-name="T5">a </text:span>N*N matrix <text:span text:style-name="T5">multiplication function </text:span>= 61 * N^3 + 4 * N^2 + 4 * N</text:p>
      <text:p text:style-name="Standard"/>
      <text:p text:style-name="Standard">Environment: </text:p>
      <text:p text:style-name="Standard">Machine Type: x86_64</text:p>
      <text:p text:style-name="Standard">Operating System: Linux 5.15.167.4-microsoft-standard-WSL2</text:p>
      <text:p text:style-name="Standard">Microsoft Windows 11 Professional 10.0.26100 Build 26100 </text:p>
      <text:p text:style-name="Standard">WSL Version: 2.4.13.0</text:p>
      <text:p text:style-name="Standard">Compiler: gcc (GCC) 12.4.0</text:p>
      <text:p text:style-name="Standard">Compile command: gcc -S matrix-multiplication.c -o matrix-mul.s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03:43:52.220953700</meta:creation-date>
    <dc:date>2025-05-07T04:36:55.058621400</dc:date>
    <meta:editing-duration>PT52M57S</meta:editing-duration>
    <meta:editing-cycles>19</meta:editing-cycles>
    <meta:generator>LibreOffice/25.2.2.2$Windows_X86_64 LibreOffice_project/7370d4be9e3cf6031a51beef54ff3bda878e3fac</meta:generator>
    <meta:print-date>2025-05-07T04:35:00.054303300</meta:print-date>
    <meta:printed-by>PDF 文件</meta:printed-by>
    <meta:document-statistic meta:table-count="0" meta:image-count="0" meta:object-count="0" meta:page-count="8" meta:paragraph-count="331" meta:word-count="1754" meta:character-count="14489" meta:non-whitespace-character-count="8216"/>
  </office:meta>
</office:document-meta>
</file>